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rial" officeooo:rsid="001ff315" officeooo:paragraph-rsid="001ff315"/>
    </style:style>
    <style:style style:name="P2" style:family="paragraph" style:parent-style-name="Standard">
      <style:paragraph-properties>
        <style:tab-stops/>
      </style:paragraph-properties>
      <style:text-properties style:font-name="Arial" officeooo:rsid="00213e13" officeooo:paragraph-rsid="00213e13"/>
    </style:style>
    <style:style style:name="P3" style:family="paragraph" style:parent-style-name="Standard" style:master-page-name="">
      <style:paragraph-properties fo:margin-left="0.1866in" fo:margin-right="0in" fo:text-indent="-0.1866in" style:auto-text-indent="false" style:page-number="auto">
        <style:tab-stops/>
      </style:paragraph-properties>
      <style:text-properties style:font-name="Arial" officeooo:rsid="001ff315" officeooo:paragraph-rsid="001ff315"/>
    </style:style>
    <style:style style:name="P4" style:family="paragraph" style:parent-style-name="Standard">
      <style:paragraph-properties fo:margin-left="0.1866in" fo:margin-right="0in" fo:text-indent="-0.1866in" style:auto-text-indent="false">
        <style:tab-stops/>
      </style:paragraph-properties>
      <style:text-properties style:font-name="Arial" officeooo:rsid="001ff315" officeooo:paragraph-rsid="001ff315"/>
    </style:style>
    <style:style style:name="P5" style:family="paragraph" style:parent-style-name="Standard">
      <style:paragraph-properties fo:margin-left="0.1866in" fo:margin-right="0in" fo:text-indent="-0.1866in" style:auto-text-indent="false">
        <style:tab-stops/>
      </style:paragraph-properties>
      <style:text-properties style:font-name="Arial" officeooo:rsid="00201c6b" officeooo:paragraph-rsid="00201c6b"/>
    </style:style>
    <style:style style:name="P6" style:family="paragraph" style:parent-style-name="Standard">
      <style:paragraph-properties>
        <style:tab-stops/>
      </style:paragraph-properties>
      <style:text-properties style:font-name="Arial" officeooo:rsid="001ff315" officeooo:paragraph-rsid="00220824"/>
    </style:style>
    <style:style style:name="T1" style:family="text">
      <style:text-properties officeooo:rsid="00201c6b"/>
    </style:style>
    <style:style style:name="T2" style:family="text">
      <style:text-properties officeooo:rsid="00220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is is my second version of Project 1.</text:p>
      <text:p text:style-name="P6"/>
      <text:p text:style-name="P6"><text:span text:style-name="T2">I extended it with something: Inheritance, Sort, UIs (tab, accordion, table, tooltip, popover)</text:span> </text:p>
      <text:p text:style-name="P6"/>
      <text:p text:style-name="P6">There are some problems I am trying to improve (still find the way <text:span text:style-name="T1">and hope to learn from anybody</text:span>):</text:p>
      <text:p text:style-name="P1"/>
      <text:p text:style-name="P3">1. There is always this error in my terminal although it works well (Created new window for the index.html file in existing browser session. )</text:p>
      <text:p text:style-name="P4"/>
      <text:p text:style-name="P4">[29572:29572:0423/113030:ERROR:nss_util.cc(819)] After loading Root Certs, loaded==false: NSS error code: -8018 </text:p>
      <text:p text:style-name="P4"/>
      <text:p text:style-name="P4">2. I created styles.css and script.js in css and js folder, but my program doesn't work well when I remove their contents <text:span text:style-name="T1">from</text:span> the file fresh_tomatoes.py. I do not know how I can do that.</text:p>
      <text:p text:style-name="P4"/>
      <text:p text:style-name="P5">3. In the tab of Movies, when I scroll down, the Story Line doesn't work as I expect. The page position doesn't hold and scroll up automatically.</text:p>
      <text:p text:style-name="P5"/>
      <text:p text:style-name="P5">4. Some URL require to be seen directly from youtube, maybe I will replace them.</text:p>
      <text:p text:style-name="P5"/>
      <text:p text:style-name="P2">By the way, I found these pages help me a lot:</text:p>
      <text:p text:style-name="P2"/>
      <text:p text:style-name="P2">http://inspirationalpixels.com/tutorials/tooltips-in-pure-htmlcss</text:p>
      <text:p text:style-name="P2">http://inspirationalpixels.com/tutorials/creating-tabs-with-html-css-and-jquery</text:p>
      <text:p text:style-name="P2">http://www.w3schools.com/bootstrap/bootstrap_tables.asp</text:p>
      <text:p text:style-name="P2">http://www.tutorialrepublic.com/codelab.php?topic=bootstrap&amp;file=accordion</text:p>
      <text:p text:style-name="P2"><text:a xlink:type="simple" xlink:href="http://www.pythoncentral.io/how-to-sort-a-list-tuple-or-object-with-sorted-in-python/">http://www.pythoncentral.io/how-to-sort-a-list-tuple-or-object-with-sorted-in-python/</text:a></text:p>
      <text:p text:style-name="P2"/>
      <text:p text:style-name="P2">Thank everybo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</meta:initial-creator>
    <meta:creation-date>2015-04-22T10:48:00.652738276</meta:creation-date>
    <dc:date>2015-04-23T12:42:19.833594632</dc:date>
    <dc:creator>tran </dc:creator>
    <meta:editing-duration>PT5M5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170" meta:character-count="1319" meta:non-whitespace-character-count="1162"/>
  </office:meta>
</office:document-meta>
</file>